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otal Reads:</text:p>
          </table:table-cell>
          <table:table-cell office:value-type="float" office:value="210558198" calcext:value-type="float">
            <text:p>210558198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&gt;Unmapped Reads:</text:p>
          </table:table-cell>
          <table:table-cell office:value-type="float" office:value="6895885" calcext:value-type="float">
            <text:p>6895885</text:p>
          </table:table-cell>
          <table:table-cell office:value-type="percentage" office:value="0.03275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&gt;LowQ Reads:</text:p>
          </table:table-cell>
          <table:table-cell office:value-type="float" office:value="23771696" calcext:value-type="float">
            <text:p>23771696</text:p>
          </table:table-cell>
          <table:table-cell office:value-type="percentage" office:value="0.1129" calcext:value-type="percentage">
            <text:p>11.29%</text:p>
          </table:table-cell>
        </table:table-row>
        <table:table-row table:style-name="ro1">
          <table:table-cell office:value-type="string" calcext:value-type="string">
            <text:p>&gt;Evaluable Reads:</text:p>
          </table:table-cell>
          <table:table-cell office:value-type="float" office:value="179890617" calcext:value-type="float">
            <text:p>179890617</text:p>
          </table:table-cell>
          <table:table-cell office:value-type="percentage" office:value="0.85435" calcext:value-type="percentage">
            <text:p>85.44%</text:p>
          </table:table-cell>
        </table:table-row>
        <table:table-row table:style-name="ro1">
          <table:table-cell office:value-type="string" calcext:value-type="string">
            <text:p>&gt;&gt;Reads in disjoint pairs evaluated separately:</text:p>
          </table:table-cell>
          <table:table-cell office:value-type="float" office:value="76132675" calcext:value-type="float">
            <text:p>76132675</text:p>
          </table:table-cell>
          <table:table-cell office:value-type="percentage" office:value="0.42322" calcext:value-type="percentage">
            <text:p>42.32%</text:p>
          </table:table-cell>
        </table:table-row>
        <table:table-row table:style-name="ro1">
          <table:table-cell office:value-type="string" calcext:value-type="string">
            <text:p>&gt;&gt;&gt;Wild type:</text:p>
          </table:table-cell>
          <table:table-cell office:value-type="float" office:value="35618883" calcext:value-type="float">
            <text:p>35618883</text:p>
          </table:table-cell>
          <table:table-cell office:value-type="percentage" office:value="0.46785" calcext:value-type="percentage">
            <text:p>46.79%</text:p>
          </table:table-cell>
        </table:table-row>
        <table:table-row table:style-name="ro1">
          <table:table-cell office:value-type="string" calcext:value-type="string">
            <text:p>&gt;&gt;&gt;Called variants:</text:p>
          </table:table-cell>
          <table:table-cell office:value-type="float" office:value="10482188" calcext:value-type="float">
            <text:p>10482188</text:p>
          </table:table-cell>
          <table:table-cell office:value-type="percentage" office:value="0.13768" calcext:value-type="percentage">
            <text:p>13.77%</text:p>
          </table:table-cell>
        </table:table-row>
        <table:table-row table:style-name="ro1">
          <table:table-cell office:value-type="string" calcext:value-type="string">
            <text:p>&gt;&gt;&gt;Mate ignored:</text:p>
          </table:table-cell>
          <table:table-cell office:value-type="float" office:value="27778343" calcext:value-type="float">
            <text:p>27778343</text:p>
          </table:table-cell>
          <table:table-cell office:value-type="percentage" office:value="0.36487" calcext:value-type="percentage">
            <text:p>36.49%</text:p>
          </table:table-cell>
        </table:table-row>
        <table:table-row table:style-name="ro1">
          <table:table-cell office:value-type="string" calcext:value-type="string">
            <text:p>&gt;&gt;&gt;Low quality variation:</text:p>
          </table:table-cell>
          <table:table-cell office:value-type="float" office:value="1419294" calcext:value-type="float">
            <text:p>1419294</text:p>
          </table:table-cell>
          <table:table-cell office:value-type="percentage" office:value="0.01864" calcext:value-type="percentage">
            <text:p>1.86%</text:p>
          </table:table-cell>
        </table:table-row>
        <table:table-row table:style-name="ro1">
          <table:table-cell office:value-type="string" calcext:value-type="string">
            <text:p>&gt;&gt;&gt;Insufficient flank:</text:p>
          </table:table-cell>
          <table:table-cell office:value-type="float" office:value="833967" calcext:value-type="float">
            <text:p>833967</text:p>
          </table:table-cell>
          <table:table-cell office:value-type="percentage" office:value="0.01095" calcext:value-type="percentage">
            <text:p>1.10%</text:p>
          </table:table-cell>
        </table:table-row>
        <table:table-row table:style-name="ro1">
          <table:table-cell office:value-type="string" calcext:value-type="string">
            <text:p>&gt;&gt;Reads in overlapping pairs evaluated together:</text:p>
          </table:table-cell>
          <table:table-cell office:value-type="float" office:value="103757942" calcext:value-type="float">
            <text:p>103757942</text:p>
          </table:table-cell>
          <table:table-cell office:value-type="percentage" office:value="0.57678" calcext:value-type="percentage">
            <text:p>57.68%</text:p>
          </table:table-cell>
        </table:table-row>
        <table:table-row table:style-name="ro1">
          <table:table-cell office:value-type="string" calcext:value-type="string">
            <text:p>&gt;&gt;&gt;Wild type:</text:p>
          </table:table-cell>
          <table:table-cell office:value-type="float" office:value="32888533" calcext:value-type="float">
            <text:p>32888533</text:p>
          </table:table-cell>
          <table:table-cell office:value-type="percentage" office:value="0.63395" calcext:value-type="percentage">
            <text:p>63.40%</text:p>
          </table:table-cell>
        </table:table-row>
        <table:table-row table:style-name="ro1">
          <table:table-cell office:value-type="string" calcext:value-type="string">
            <text:p>&gt;&gt;&gt;Called variants:</text:p>
          </table:table-cell>
          <table:table-cell office:value-type="float" office:value="15741343" calcext:value-type="float">
            <text:p>15741343</text:p>
          </table:table-cell>
          <table:table-cell office:value-type="percentage" office:value="0.30342" calcext:value-type="percentage">
            <text:p>30.34%</text:p>
          </table:table-cell>
        </table:table-row>
        <table:table-row table:style-name="ro1">
          <table:table-cell office:value-type="string" calcext:value-type="string">
            <text:p>&gt;&gt;&gt;Inconsistent pair:</text:p>
          </table:table-cell>
          <table:table-cell office:value-type="float" office:value="361700" calcext:value-type="float">
            <text:p>361700</text:p>
          </table:table-cell>
          <table:table-cell office:value-type="percentage" office:value="0.00697" calcext:value-type="percentage">
            <text:p>0.70%</text:p>
          </table:table-cell>
        </table:table-row>
        <table:table-row table:style-name="ro1">
          <table:table-cell office:value-type="string" calcext:value-type="string">
            <text:p>&gt;&gt;&gt;Low quality variation:</text:p>
          </table:table-cell>
          <table:table-cell office:value-type="float" office:value="1622414" calcext:value-type="float">
            <text:p>1622414</text:p>
          </table:table-cell>
          <table:table-cell office:value-type="percentage" office:value="0.03127" calcext:value-type="percentage">
            <text:p>3.13%</text:p>
          </table:table-cell>
        </table:table-row>
        <table:table-row table:style-name="ro1">
          <table:table-cell office:value-type="string" calcext:value-type="string">
            <text:p>&gt;&gt;&gt;Insufficient flank:</text:p>
          </table:table-cell>
          <table:table-cell office:value-type="float" office:value="1264981" calcext:value-type="float">
            <text:p>1264981</text:p>
          </table:table-cell>
          <table:table-cell office:value-type="percentage" office:value="0.02438" calcext:value-type="percentage">
            <text:p>2.44%</text:p>
          </table:table-cell>
        </table:table-row>
        <table:table-row table:style-name="ro1">
          <table:table-cell office:value-type="string" calcext:value-type="string">
            <text:p>Total base calls:</text:p>
          </table:table-cell>
          <table:table-cell office:value-type="float" office:value="28615539841" calcext:value-type="float">
            <text:p>2861553984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&gt;Base calls evaluated for variants:</text:p>
          </table:table-cell>
          <table:table-cell office:value-type="float" office:value="12530244949" calcext:value-type="float">
            <text:p>12530244949</text:p>
          </table:table-cell>
          <table:table-cell office:value-type="percentage" office:value="0.43788" calcext:value-type="percentage">
            <text:p>43.79%</text:p>
          </table:table-cell>
        </table:table-row>
        <table:table-row table:style-name="ro1">
          <table:table-cell office:value-type="string" calcext:value-type="string">
            <text:p>&gt;Base calls unevaluated:</text:p>
          </table:table-cell>
          <table:table-cell office:value-type="float" office:value="16085294892" calcext:value-type="float">
            <text:p>16085294892</text:p>
          </table:table-cell>
          <table:table-cell office:value-type="percentage" office:value="0.56212" calcext:value-type="percentage">
            <text:p>56.21%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 wt</text:p>
          </table:table-cell>
          <table:table-cell table:formula="of:=SUM([.B6];[.B12])" office:value-type="float" office:value="68507416" calcext:value-type="float">
            <text:p>68507416</text:p>
          </table:table-cell>
          <table:table-cell table:style-name="Default"/>
        </table:table-row>
        <table:table-row table:style-name="ro1">
          <table:table-cell office:value-type="string" calcext:value-type="string">
            <text:p>Wt+unmapped+lowQ</text:p>
          </table:table-cell>
          <table:table-cell table:formula="of:=SUM([.B2];[.B3];[.B23])" office:value-type="float" office:value="99174997" calcext:value-type="float">
            <text:p>99174997</text:p>
          </table:table-cell>
          <table:table-cell table:style-name="Default"/>
        </table:table-row>
        <table:table-row table:style-name="ro1">
          <table:table-cell office:value-type="string" calcext:value-type="string">
            <text:p>Evaluable reads</text:p>
          </table:table-cell>
          <table:table-cell table:formula="of:=[.B1]-[.B24]" office:value-type="float" office:value="111383201" calcext:value-type="float">
            <text:p>111383201</text:p>
          </table:table-cell>
          <table:table-cell table:style-name="Default"/>
        </table:table-row>
        <table:table-row table:style-name="ro1">
          <table:table-cell/>
          <table:table-cell table:formula="of:=[.B4]-[.B25]" office:value-type="float" office:value="68507416" calcext:value-type="float">
            <text:p>6850741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03T11:47:01.297430602</meta:creation-date>
    <dc:date>2022-10-04T09:53:40.126953594</dc:date>
    <meta:editing-duration>PT21H46M28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